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0.98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mes" table:style-name="ta1">
        <table:shapes>
          <draw:frame draw:z-index="0" draw:name="CRAN ball mapper run time" draw:style-name="gr1" draw:text-style-name="P1" svg:width="15.992cm" svg:height="9.005cm" svg:x="8.038cm" svg:y="2.523cm">
            <draw:object draw:notify-on-update-of-ranges="times.A1:times.A6 times.B1:times.B6 times.C1:times.C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  <svg:title>dwfc</svg:titl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ize of input</text:p>
          </table:table-cell>
          <table:table-cell office:value-type="string" calcext:value-type="string">
            <text:p>CRAN ball mapper </text:p>
          </table:table-cell>
          <table:table-cell office:value-type="string" calcext:value-type="string">
            <text:p>Optimised ball mapper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.29" calcext:value-type="float">
            <text:p>2.29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.86" calcext:value-type="float">
            <text:p>4.86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.33" calcext:value-type="float">
            <text:p>6.33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9.84" calcext:value-type="float">
            <text:p>9.84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3.46" calcext:value-type="float">
            <text:p>13.46</text:p>
          </table:table-cell>
          <table:table-cell office:value-type="float" office:value="0.15" calcext:value-type="float">
            <text:p>0.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18T01:14:22.921210059</dc:date>
    <meta:editing-duration>PT45M57S</meta:editing-duration>
    <meta:editing-cycles>1</meta:editing-cycles>
    <meta:document-statistic meta:table-count="1" meta:cell-count="18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3cm" svg:height="9.006cm" xlink:href=".." xlink:type="simple" chart:class="chart:line" chart:style-name="ch1">
        <chart:legend chart:legend-position="end" svg:x="13.141cm" svg:y="3.955cm" style:legend-expansion="high" chart:style-name="ch2"/>
        <chart:plot-area chart:style-name="ch3" table:cell-range-address="times.A1:times.C6" chart:data-source-has-labels="column" svg:x="0.319cm" svg:y="0.18cm" svg:width="12.503cm" svg:height="8.646cm">
          <chartooo:coordinate-region svg:x="1.285cm" svg:y="0.379cm" svg:width="11.165cm" svg:height="7.8cm"/>
          <chart:axis chart:dimension="x" chart:name="primary-x" chart:style-name="ch4" chartooo:axis-type="auto">
            <chartooo:date-scale/>
            <chart:categories table:cell-range-address="times.A1:times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imes.B1:times.B6" chart:class="chart:line">
            <chart:data-point chart:repeated="6"/>
          </chart:series>
          <chart:series chart:style-name="ch8" chart:values-cell-range-address="times.C1:times.C6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Size of input</text:p>
                <draw:g>
                  <svg:desc>times.A1:times.A6</svg:desc>
                </draw:g>
              </table:table-cell>
              <table:table-cell office:value-type="float" office:value="NaN">
                <text:p>NaN</text:p>
                <draw:g>
                  <svg:desc>times.B1:times.B6</svg:desc>
                </draw:g>
              </table:table-cell>
              <table:table-cell office:value-type="float" office:value="NaN">
                <text:p>NaN</text:p>
                <draw:g>
                  <svg:desc>times.C1:times.C6</svg:desc>
                </draw:g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.29">
                <text:p>2.2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4.86">
                <text:p>4.8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6.33">
                <text:p>6.3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9.84">
                <text:p>9.8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3.46">
                <text:p>13.46</text:p>
              </table:table-cell>
              <table:table-cell office:value-type="float" office:value="0.15">
                <text:p>0.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